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T1" style:family="text">
      <style:text-properties officeooo:rsid="0028688f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验证结果</text:p>
      <text:p text:style-name="Standard"/>
      <text:p text:style-name="Standard">1.对于双方均为限价委托的交易，交易价格等于先提交的委托的价格。</text:p>
      <text:p text:style-name="Standard">2.不存在双方都不是限价委托的交易</text:p>
      <text:p text:style-name="Standard">3.限价委托和市价委托交易，价格可能不是限价委托的价格，有可能是因为市价委托类型属于本方最优类型委托，所以最终成交价有可能不等于对手方的限定价。</text:p>
      <text:p text:style-name="Standard">3.存在一些委托，买卖双方的orderkind均为0，不过存在买方不是买一价或卖方不是卖一价的情况，推测可能的原因如下：</text:p>
      <text:list xml:id="list258104861249379553" text:style-name="L1">
        <text:list-item>
          <text:p text:style-name="P1">orderkind为0时，该委托可能不是限价委托，可能有其他委托类型也用0来标示</text:p>
        </text:list-item>
        <text:list-item>
          <text:p text:style-name="P1">在该交易发生前，可能出现过一些成交后剩余自动撤销的委托参与交易，对于这类委托程序无法识别，没有将其从买卖队列中删除，会导致程序计算的买卖队列和实际的买卖队列有区别。</text:p>
        </text:list-item>
      </text:list>
      <text:p text:style-name="Standard">4.按照transaction表信息模拟完所有交易后，会出现买卖队列均不全为空的情况，原因可能类似于3.2。</text:p>
      <text:p text:style-name="Standard">5.通过9点25分之前order序列来对集合竞价过程进行模拟，发现集合竞价的总成交量和成交价格与实际数据一致。</text:p>
      <text:p text:style-name="Standard">6.对于双方都是限价委托的交易，transaction表中的买卖标志flag字段可能出现如下情况：flag 为<text:span text:style-name="T1">S，但是最终成交价格不是买一价，而是买二价或者买三价，可能的原因是</text:span>同3.2，一些撤销的委托没有删除，导致买一价计算有误差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2T13:38:36.142245993</meta:creation-date>
    <dc:date>2017-07-14T16:25:48.818273095</dc:date>
    <meta:editing-duration>PT7H49M23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475" meta:character-count="536" meta:non-whitespace-character-count="535"/>
  </office:meta>
</office:document-meta>
</file>